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CreatingHandlerProvider.getHandl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reatingHandlerProvider.BeanCreatingHandlerProvider( Class &lt; ? extends T &gt; handle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CreatingHandlerProvid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reatingHandlerProvider.destroy( T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CreatingHandlerProvider.setBeanFactory( BeanFactory bean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CreatingHandlerProvider.getHandl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